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Pictures/100000000000020000000200B7DA4DD4BAECD386.jpg" manifest:media-type="image/jpeg"/>
  <manifest:file-entry manifest:full-path="Object 1/Pictures/10000000000000080000000820A1E16DA75ED138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5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5" table:style-name="ta1">
        <table:shapes>
          <draw:frame draw:z-index="0" draw:style-name="gr1" draw:text-style-name="P1" svg:width="18.758cm" svg:height="11.597cm" svg:x="3.902cm" svg:y="1.756cm">
            <draw:object draw:notify-on-update-of-ranges="data5.B1:data5.B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3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load</text:p>
          </table:table-cell>
          <table:table-cell office:value-type="float" office:value="141.8" calcext:value-type="float">
            <text:p>141.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ispers</text:p>
          </table:table-cell>
          <table:table-cell office:value-type="float" office:value="17700.3" calcext:value-type="float">
            <text:p>17700.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68" calcext:value-type="float">
            <text:p>168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17" calcext:value-type="float">
            <text:p>217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17" calcext:value-type="float">
            <text:p>317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46" calcext:value-type="float">
            <text:p>446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75" calcext:value-type="float">
            <text:p>575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00" calcext:value-type="float">
            <text:p>600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05" calcext:value-type="float">
            <text:p>605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62" calcext:value-type="float">
            <text:p>562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77" calcext:value-type="float">
            <text:p>377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1" calcext:value-type="float">
            <text:p>271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03T10:42:07.656879060</dc:date>
    <meta:editing-duration>PT5M23S</meta:editing-duration>
    <meta:editing-cycles>1</meta:editing-cycles>
    <meta:document-statistic meta:table-count="1" meta:cell-count="206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-color="#dee6ef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759cm" svg:height="11.598cm" xlink:href=".." xlink:type="simple" chart:class="chart:bar" chart:style-name="ch1">
        <chart:title svg:x="6.301cm" svg:y="0.367cm" chart:style-name="ch2">
          <text:p>Average ASCII of all symbols</text:p>
        </chart:title>
        <chart:plot-area chart:style-name="ch3" table:cell-range-address="data5.B1:data5.B101" svg:x="1.376cm" svg:y="1.403cm" svg:width="17.008cm" svg:height="8.993cm">
          <chart:coordinate-region svg:x="2.199cm" svg:y="1.605cm" svg:width="16.121cm" svg:height="7.852cm"/>
          <chart:axis chart:dimension="x" chart:name="primary-x" chart:style-name="ch4">
            <chart:title svg:x="9.336cm" svg:y="10.627cm" chart:style-name="ch5">
              <text:p>Basket</text:p>
            </chart:title>
          </chart:axis>
          <chart:axis chart:dimension="y" chart:name="primary-y" chart:style-name="ch6">
            <chart:title svg:x="0.451cm" svg:y="6.623cm" chart:style-name="ch7">
              <text:p>Collisions</text:p>
            </chart:title>
            <chart:grid chart:style-name="ch8" chart:class="major"/>
          </chart:axis>
          <chart:series chart:style-name="ch9" chart:values-cell-range-address="data5.B1:data5.B101" chart:class="chart:bar">
            <chart:data-point chart:repeated="1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a5.B1:data5.B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Pastel_20_Bouquet" draw:display-name="Pastel Bouquet" draw:style="linear" draw:start-color="#dde8cb" draw:end-color="#ffd7d7" draw:start-intensity="100%" draw:end-intensity="100%" draw:angle="30deg" draw:border="0%"/>
    <draw:fill-image draw:name="_35__20_Percent" draw:display-name="5 Percent" xlink:href="Pictures/10000000000000080000000820A1E16DA75ED138.png" xlink:type="simple" xlink:show="embed" xlink:actuate="onLoad"/>
    <draw:fill-image draw:name="ChartBitmap_20_1" draw:display-name="ChartBitmap 1" xlink:href="Pictures/100000000000020000000200B7DA4DD4BAECD386.jpg" xlink:type="simple" xlink:show="embed" xlink:actuate="onLoad"/>
    <draw:fill-image draw:name="Painted_20_White" draw:display-name="Painted White" xlink:href="Pictures/100000000000020000000200B7DA4DD4BAECD386.jpg" xlink:type="simple" xlink:show="embed" xlink:actuate="onLoad"/>
    <draw:opacity draw:name="ChartTransparencyGradient_20_1" draw:display-name="ChartTransparencyGradient 1" draw:style="axial" draw:start="100%" draw:end="0%" draw:angle="0deg" draw:border="0%"/>
  </office:styles>
</office:document-styles>
</file>